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4134in" svg:y="2.026in">
            <draw:object draw:notify-on-update-of-ranges="Sheet1.B2:Sheet1.B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8906in" svg:y="2.2984in">
            <draw:object draw:notify-on-update-of-ranges="Sheet1.C2:Sheet1.C9 Sheet1.F1:Sheet1.F1 Sheet1.F2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Masse (g)</text:p>
          </table:table-cell>
          <table:table-cell office:value-type="string" calcext:value-type="string">
            <text:p>Poids (N)</text:p>
          </table:table-cell>
          <table:table-cell office:value-type="string" calcext:value-type="string">
            <text:p>Longueur en px</text:p>
          </table:table-cell>
          <table:table-cell office:value-type="string" calcext:value-type="string">
            <text:p>Longueur regle</text:p>
          </table:table-cell>
          <table:table-cell office:value-type="string" calcext:value-type="string">
            <text:p>Longueur en cm</text:p>
          </table:table-cell>
        </table:table-row>
        <table:table-row table:style-name="ro1">
          <table:table-cell office:value-type="string" calcext:value-type="string">
            <text:p>Vide</text:p>
          </table:table-cell>
          <table:table-cell office:value-type="float" office:value="0" calcext:value-type="float">
            <text:p>0</text:p>
          </table:table-cell>
          <table:table-cell table:formula="of:=9.81*[.B2]/100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94" calcext:value-type="float">
            <text:p>1894</text:p>
          </table:table-cell>
          <table:table-cell table:formula="of:=[.D2]/[.E2]*20" office:value-type="float" office:value="2.69271383315734" calcext:value-type="float">
            <text:p>2.69271383315734</text:p>
          </table:table-cell>
        </table:table-row>
        <table:table-row table:style-name="ro1">
          <table:table-cell office:value-type="string" calcext:value-type="string">
            <text:p>Roulement*1</text:p>
          </table:table-cell>
          <table:table-cell office:value-type="float" office:value="48" calcext:value-type="float">
            <text:p>48</text:p>
          </table:table-cell>
          <table:table-cell table:formula="of:=9.81*[.B3]/1000" office:value-type="float" office:value="0.47088" calcext:value-type="float">
            <text:p>0.47088</text:p>
          </table:table-cell>
          <table:table-cell office:value-type="float" office:value="567" calcext:value-type="float">
            <text:p>567</text:p>
          </table:table-cell>
          <table:table-cell office:value-type="float" office:value="1994" calcext:value-type="float">
            <text:p>1994</text:p>
          </table:table-cell>
          <table:table-cell table:formula="of:=[.D3]/[.E3]*20" office:value-type="float" office:value="5.68706118355065" calcext:value-type="float">
            <text:p>5.68706118355065</text:p>
          </table:table-cell>
        </table:table-row>
        <table:table-row table:style-name="ro1">
          <table:table-cell office:value-type="string" calcext:value-type="string">
            <text:p>fil noir</text:p>
          </table:table-cell>
          <table:table-cell office:value-type="float" office:value="8" calcext:value-type="float">
            <text:p>8</text:p>
          </table:table-cell>
          <table:table-cell table:formula="of:=9.81*[.B4]/1000" office:value-type="float" office:value="0.07848" calcext:value-type="float">
            <text:p>0.07848</text:p>
          </table:table-cell>
          <table:table-cell office:value-type="float" office:value="365" calcext:value-type="float">
            <text:p>365</text:p>
          </table:table-cell>
          <table:table-cell office:value-type="float" office:value="1990" calcext:value-type="float">
            <text:p>1990</text:p>
          </table:table-cell>
          <table:table-cell table:formula="of:=[.D4]/[.E4]*20" office:value-type="float" office:value="3.66834170854271" calcext:value-type="float">
            <text:p>3.66834170854271</text:p>
          </table:table-cell>
        </table:table-row>
        <table:table-row table:style-name="ro1">
          <table:table-cell office:value-type="string" calcext:value-type="string">
            <text:p>fil multi</text:p>
          </table:table-cell>
          <table:table-cell office:value-type="float" office:value="2" calcext:value-type="float">
            <text:p>2</text:p>
          </table:table-cell>
          <table:table-cell table:formula="of:=9.81*[.B5]/1000" office:value-type="float" office:value="0.01962" calcext:value-type="float">
            <text:p>0.01962</text:p>
          </table:table-cell>
          <table:table-cell office:value-type="float" office:value="332" calcext:value-type="float">
            <text:p>332</text:p>
          </table:table-cell>
          <table:table-cell office:value-type="float" office:value="1968" calcext:value-type="float">
            <text:p>1968</text:p>
          </table:table-cell>
          <table:table-cell table:formula="of:=[.D5]/[.E5]*20" office:value-type="float" office:value="3.3739837398374" calcext:value-type="float">
            <text:p>3.3739837398374</text:p>
          </table:table-cell>
        </table:table-row>
        <table:table-row table:style-name="ro1">
          <table:table-cell office:value-type="string" calcext:value-type="string">
            <text:p>moteur boite</text:p>
          </table:table-cell>
          <table:table-cell office:value-type="float" office:value="85" calcext:value-type="float">
            <text:p>85</text:p>
          </table:table-cell>
          <table:table-cell table:formula="of:=9.81*[.B6]/1000" office:value-type="float" office:value="0.83385" calcext:value-type="float">
            <text:p>0.83385</text:p>
          </table:table-cell>
          <table:table-cell office:value-type="float" office:value="818" calcext:value-type="float">
            <text:p>818</text:p>
          </table:table-cell>
          <table:table-cell office:value-type="float" office:value="1981" calcext:value-type="float">
            <text:p>1981</text:p>
          </table:table-cell>
          <table:table-cell table:formula="of:=[.D6]/[.E6]*20" office:value-type="float" office:value="8.25845532559313" calcext:value-type="float">
            <text:p>8.25845532559313</text:p>
          </table:table-cell>
        </table:table-row>
        <table:table-row table:style-name="ro1">
          <table:table-cell office:value-type="string" calcext:value-type="string">
            <text:p>moteur seul</text:p>
          </table:table-cell>
          <table:table-cell office:value-type="float" office:value="66" calcext:value-type="float">
            <text:p>66</text:p>
          </table:table-cell>
          <table:table-cell table:formula="of:=9.81*[.B7]/1000" office:value-type="float" office:value="0.64746" calcext:value-type="float">
            <text:p>0.64746</text:p>
          </table:table-cell>
          <table:table-cell office:value-type="float" office:value="652" calcext:value-type="float">
            <text:p>652</text:p>
          </table:table-cell>
          <table:table-cell office:value-type="float" office:value="1992" calcext:value-type="float">
            <text:p>1992</text:p>
          </table:table-cell>
          <table:table-cell table:formula="of:=[.D7]/[.E7]*20" office:value-type="float" office:value="6.54618473895582" calcext:value-type="float">
            <text:p>6.54618473895582</text:p>
          </table:table-cell>
        </table:table-row>
        <table:table-row table:style-name="ro1">
          <table:table-cell office:value-type="string" calcext:value-type="string">
            <text:p>tient bras</text:p>
          </table:table-cell>
          <table:table-cell office:value-type="float" office:value="31" calcext:value-type="float">
            <text:p>31</text:p>
          </table:table-cell>
          <table:table-cell table:formula="of:=9.81*[.B8]/1000" office:value-type="float" office:value="0.30411" calcext:value-type="float">
            <text:p>0.30411</text:p>
          </table:table-cell>
          <table:table-cell office:value-type="float" office:value="445" calcext:value-type="float">
            <text:p>445</text:p>
          </table:table-cell>
          <table:table-cell office:value-type="float" office:value="2000" calcext:value-type="float">
            <text:p>2000</text:p>
          </table:table-cell>
          <table:table-cell table:formula="of:=[.D8]/[.E8]*20"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outil</text:p>
          </table:table-cell>
          <table:table-cell office:value-type="float" office:value="27" calcext:value-type="float">
            <text:p>27</text:p>
          </table:table-cell>
          <table:table-cell table:formula="of:=9.81*[.B9]/1000" office:value-type="float" office:value="0.26487" calcext:value-type="float">
            <text:p>0.26487</text:p>
          </table:table-cell>
          <table:table-cell office:value-type="float" office:value="503" calcext:value-type="float">
            <text:p>503</text:p>
          </table:table-cell>
          <table:table-cell office:value-type="float" office:value="2000" calcext:value-type="float">
            <text:p>2000</text:p>
          </table:table-cell>
          <table:table-cell table:formula="of:=[.D9]/[.E9]*20" office:value-type="float" office:value="5.03" calcext:value-type="float">
            <text:p>5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06:53.876852142</meta:creation-date>
    <dc:date>2023-02-17T20:02:25.091654053</dc:date>
    <meta:editing-duration>PT3H7M42S</meta:editing-duration>
    <meta:editing-cycles>2</meta:editing-cycles>
    <meta:generator>LibreOffice/7.4.4.2$Linux_X86_64 LibreOffice_project/40$Build-2</meta:generator>
    <meta:document-statistic meta:table-count="1" meta:cell-count="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Longueur en fonction de la masse</text:p>
        </chart:title>
        <chart:legend chart:legend-position="end" svg:x="12.195cm" svg:y="4.201cm" style:legend-expansion="high" chart:style-name="ch3"/>
        <chart:plot-area chart:style-name="ch4" table:cell-range-address="Sheet1.B2:Sheet1.B9 Sheet1.F1:Sheet1.F9" chart:data-source-has-labels="row" svg:x="0.32cm" svg:y="1.275cm" svg:width="11.555cm" svg:height="7.545cm">
          <chart:coordinate-region svg:x="0.756cm" svg:y="1.474cm" svg:width="10.93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9" chart:label-cell-address="Sheet1.F1:Sheet1.F1" chart:class="chart:scatter">
            <chart:domain table:cell-range-address="Sheet1.B2:Sheet1.B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ngueur en c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2.69271383315734">
                <text:p>2.6927138331573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.68706118355065">
                <text:p>5.68706118355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66834170854271">
                <text:p>3.66834170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3739837398374">
                <text:p>3.373983739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8.25845532559313">
                <text:p>8.2584553255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6.54618473895582">
                <text:p>6.5461847389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L en fonction de P</text:p>
        </chart:title>
        <chart:legend chart:legend-position="end" svg:x="10.952cm" svg:y="3.952cm" style:legend-expansion="high" chart:style-name="ch3"/>
        <chart:plot-area chart:style-name="ch4" table:cell-range-address="Sheet1.C2:Sheet1.C9 Sheet1.F1:Sheet1.F9" chart:data-source-has-labels="row" svg:x="1.331cm" svg:y="1.275cm" svg:width="9.301cm" svg:height="6.564cm">
          <chart:coordinate-region svg:x="1.767cm" svg:y="1.474cm" svg:width="8.625cm" svg:height="5.718cm"/>
          <chart:axis chart:dimension="x" chart:name="primary-x" chart:style-name="ch5">
            <chart:title svg:x="5.818cm" svg:y="8.019cm" chart:style-name="ch6">
              <text:p>P</text:p>
            </chart:title>
          </chart:axis>
          <chart:axis chart:dimension="y" chart:name="primary-y" chart:style-name="ch5">
            <chart:title svg:x="0.451cm" svg:y="4.707cm" chart:style-name="ch7">
              <text:p>L</text:p>
            </chart:title>
            <chart:grid chart:style-name="ch8" chart:class="major"/>
          </chart:axis>
          <chart:series chart:style-name="ch9" chart:values-cell-range-address="Sheet1.F2:Sheet1.F9" chart:label-cell-address="Sheet1.F1:Sheet1.F1" chart:class="chart:scatter">
            <chart:domain table:cell-range-address="Sheet1.C2:Sheet1.C9"/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ngueur en c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  <table:table-cell office:value-type="float" office:value="2.69271383315734">
                <text:p>2.6927138331573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088">
                <text:p>0.47088</text:p>
              </table:table-cell>
              <table:table-cell office:value-type="float" office:value="5.68706118355065">
                <text:p>5.68706118355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48">
                <text:p>0.07848</text:p>
              </table:table-cell>
              <table:table-cell office:value-type="float" office:value="3.66834170854271">
                <text:p>3.66834170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62">
                <text:p>0.01962</text:p>
              </table:table-cell>
              <table:table-cell office:value-type="float" office:value="3.3739837398374">
                <text:p>3.373983739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85">
                <text:p>0.83385</text:p>
              </table:table-cell>
              <table:table-cell office:value-type="float" office:value="8.25845532559313">
                <text:p>8.2584553255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746">
                <text:p>0.64746</text:p>
              </table:table-cell>
              <table:table-cell office:value-type="float" office:value="6.54618473895582">
                <text:p>6.5461847389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11">
                <text:p>0.3041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87">
                <text:p>0.26487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